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 style:font-family-generic="swiss"/>
    <style:font-face style:name="Aharoni" svg:font-family="Aharoni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parajita" fo:font-size="20pt" style:font-size-asian="8pt"/>
    </style:style>
    <style:style style:name="P2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16pt" style:font-size-asian="8pt"/>
    </style:style>
    <style:style style:name="P3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16pt" officeooo:paragraph-rsid="0002f576" style:font-size-asian="8pt"/>
    </style:style>
    <style:style style:name="P4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18pt" style:font-size-asian="10pt"/>
    </style:style>
    <style:style style:name="P5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20pt"/>
    </style:style>
    <style:style style:name="P6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20pt" style:font-size-asian="8pt"/>
    </style:style>
    <style:style style:name="P7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20pt"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style:font-name="Aparajita" fo:font-size="17.5pt" style:font-size-asian="9.5pt"/>
    </style:style>
    <style:style style:name="T1" style:family="text">
      <style:text-properties fo:color="#000000" style:font-name="0" fo:font-size="12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2" style:family="text">
      <style:text-properties fo:color="#000000" style:font-name="0" fo:font-size="13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3" style:family="text">
      <style:text-properties fo:color="#000000" style:font-name="0" fo:font-size="10pt" fo:font-style="normal" fo:font-weight="bold" style:letter-kerning="true" style:font-name-asian="01" style:font-size-asian="10pt" style:font-style-asian="normal" style:font-weight-asian="bold" style:font-name-complex="01"/>
    </style:style>
    <style:style style:name="T4" style:family="text">
      <style:text-properties fo:color="#000000" style:font-name="0" fo:font-size="10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5" style:family="text">
      <style:text-properties fo:color="#000000" style:font-name="0" fo:font-size="10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6" style:family="text">
      <style:text-properties fo:color="#000000" style:font-name="0" fo:font-size="9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7" style:family="text">
      <style:text-properties fo:color="#000000" style:font-name="0" fo:font-size="9.5pt" fo:font-style="normal" fo:font-weight="bold" style:letter-kerning="true" style:font-name-asian="01" style:font-size-asian="9.5pt" style:font-style-asian="normal" style:font-weight-asian="bold" style:font-name-complex="01"/>
    </style:style>
    <style:style style:name="T8" style:family="text">
      <style:text-properties fo:color="#000000" style:font-name="0" fo:font-size="9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9" style:family="text">
      <style:text-properties fo:color="#000000" style:font-name="0" fo:font-size="9.5pt" fo:font-style="italic" fo:font-weight="bold" style:letter-kerning="true" style:font-name-asian="01" style:font-size-asian="9.5pt" style:font-style-asian="italic" style:font-weight-asian="bold" style:font-name-complex="01"/>
    </style:style>
    <style:style style:name="T10" style:family="text">
      <style:text-properties fo:color="#000000" style:font-name="0" fo:font-size="9pt" fo:font-style="italic" fo:font-weight="bold" style:letter-kerning="true" style:font-name-asian="01" style:font-size-asian="9pt" style:font-style-asian="italic" style:font-weight-asian="bold" style:font-name-complex="01"/>
    </style:style>
    <style:style style:name="T11" style:family="text">
      <style:text-properties fo:color="#000000" style:font-name="0" fo:font-size="9pt" fo:font-style="normal" fo:font-weight="normal" style:letter-kerning="true" style:font-name-asian="01" style:font-size-asian="9pt" style:font-style-asian="normal" style:font-weight-asian="normal" style:font-name-complex="01"/>
    </style:style>
    <style:style style:name="T12" style:family="text">
      <style:text-properties fo:color="#000000" style:font-name="0" fo:font-size="9pt" fo:font-style="normal" fo:font-weight="bold" style:letter-kerning="true" style:font-name-asian="01" style:font-size-asian="9pt" style:font-style-asian="normal" style:font-weight-asian="bold" style:font-name-complex="01"/>
    </style:style>
    <style:style style:name="T13" style:family="text">
      <style:text-properties fo:color="#000000" style:font-name="0" fo:font-size="8pt" fo:font-style="italic" fo:font-weight="bold" style:letter-kerning="true" style:font-name-asian="01" style:font-size-asian="8pt" style:font-style-asian="italic" style:font-weight-asian="bold" style:font-name-complex="01"/>
    </style:style>
    <style:style style:name="T14" style:family="text">
      <style:text-properties fo:color="#000000" style:font-name="0" fo:font-size="8pt" fo:font-style="italic" fo:font-weight="normal" style:letter-kerning="true" style:font-name-asian="01" style:font-size-asian="8pt" style:font-style-asian="italic" style:font-weight-asian="normal" style:font-name-complex="01"/>
    </style:style>
    <style:style style:name="T15" style:family="text">
      <style:text-properties fo:color="#000000" style:font-name="0" fo:font-size="8pt" fo:font-style="normal" fo:font-weight="normal" style:letter-kerning="true" style:font-name-asian="01" style:font-size-asian="8pt" style:font-style-asian="normal" style:font-weight-asian="normal" style:font-name-complex="01"/>
    </style:style>
    <style:style style:name="T16" style:family="text">
      <style:text-properties fo:color="#000000" style:font-name="0" fo:font-size="8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17" style:family="text">
      <style:text-properties fo:color="#000000" style:font-name="0" fo:font-size="8pt" fo:font-style="normal" fo:font-weight="bold" style:letter-kerning="true" style:font-name-asian="01" style:font-size-asian="8pt" style:font-style-asian="normal" style:font-weight-asian="bold" style:font-name-complex="01"/>
    </style:style>
    <style:style style:name="T18" style:family="text">
      <style:text-properties fo:color="#000000" style:font-name="0" fo:font-size="8pt" fo:font-style="normal" fo:font-weight="bold" officeooo:rsid="0002f576" style:letter-kerning="true" style:font-name-asian="01" style:font-size-asian="8pt" style:font-style-asian="normal" style:font-weight-asian="bold" style:font-name-complex="01"/>
    </style:style>
    <style:style style:name="T19" style:family="text">
      <style:text-properties fo:color="#000000" style:font-name="0" fo:font-size="8pt" fo:font-style="normal" style:letter-kerning="true" style:font-name-asian="01" style:font-size-asian="8pt" style:font-style-asian="normal" style:font-name-complex="01"/>
    </style:style>
    <style:style style:name="T20" style:family="text">
      <style:text-properties fo:color="#000000" style:font-name="0" fo:font-size="8pt" fo:font-style="normal" officeooo:rsid="0002f576" style:letter-kerning="true" style:font-name-asian="01" style:font-size-asian="8pt" style:font-style-asian="normal" style:font-name-complex="01"/>
    </style:style>
    <style:style style:name="T21" style:family="text">
      <style:text-properties fo:color="#000000" style:font-name="0" fo:font-size="5.5pt" fo:font-style="italic" fo:font-weight="bold" style:letter-kerning="true" style:font-name-asian="01" style:font-size-asian="5.5pt" style:font-style-asian="italic" style:font-weight-asian="bold" style:font-name-complex="01"/>
    </style:style>
    <style:style style:name="T22" style:family="text">
      <style:text-properties fo:color="#000000" style:font-name="0" fo:font-size="8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23" style:family="text">
      <style:text-properties fo:color="#000000" style:font-name="0" fo:font-size="8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24" style:family="text">
      <style:text-properties fo:color="#000000" style:font-name="0" fo:font-size="7pt" fo:font-style="normal" fo:font-weight="bold" style:letter-kerning="true" style:font-name-asian="01" style:font-size-asian="7pt" style:font-style-asian="normal" style:font-weight-asian="bold" style:font-name-complex="01"/>
    </style:style>
    <style:style style:name="T25" style:family="text">
      <style:text-properties fo:color="#000000" style:font-name="0" fo:font-size="7pt" fo:font-style="normal" fo:font-weight="normal" style:letter-kerning="true" style:font-name-asian="01" style:font-size-asian="7pt" style:font-style-asian="normal" style:font-weight-asian="normal" style:font-name-complex="01"/>
    </style:style>
    <style:style style:name="T26" style:family="text">
      <style:text-properties fo:color="#000000" style:font-name="0" fo:font-size="7pt" fo:font-style="normal" style:letter-kerning="true" style:font-name-asian="01" style:font-size-asian="7pt" style:font-style-asian="normal" style:font-name-complex="01"/>
    </style:style>
    <style:style style:name="T27" style:family="text">
      <style:text-properties fo:color="#000000" style:font-name="0" fo:font-size="10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28" style:family="text">
      <style:text-properties fo:color="#000000" fo:font-size="12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29" style:family="text">
      <style:text-properties fo:color="#000000" fo:font-size="12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30" style:family="text">
      <style:text-properties fo:color="#000000" fo:font-size="12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31" style:family="text">
      <style:text-properties fo:color="#000000" fo:font-size="12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32" style:family="text">
      <style:text-properties fo:color="#000000" fo:font-size="13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33" style:family="text">
      <style:text-properties fo:color="#000000" fo:font-size="13.5pt" fo:font-style="normal" fo:font-weight="bold" style:letter-kerning="true" style:font-name-asian="01" style:font-size-asian="9.5pt" style:font-style-asian="normal" style:font-weight-asian="bold" style:font-name-complex="01"/>
    </style:style>
    <style:style style:name="T34" style:family="text">
      <style:text-properties fo:color="#000000" fo:font-size="13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35" style:family="text">
      <style:text-properties fo:color="#000000" fo:font-size="13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36" style:family="text">
      <style:text-properties fo:color="#000000" fo:font-size="13.5pt" fo:font-style="italic" fo:font-weight="bold" style:letter-kerning="true" style:font-name-asian="01" style:font-size-asian="9.5pt" style:font-style-asian="italic" style:font-weight-asian="bold" style:font-name-complex="01"/>
    </style:style>
    <style:style style:name="T37" style:family="text">
      <style:text-properties fo:color="#000000" fo:font-size="13.5pt" fo:font-style="italic" fo:font-weight="bold" style:letter-kerning="true" style:font-name-asian="01" style:font-size-asian="5.5pt" style:font-style-asian="italic" style:font-weight-asian="bold" style:font-name-complex="01"/>
    </style:style>
    <style:style style:name="T38" style:family="text">
      <style:text-properties fo:color="#000000" fo:font-size="10pt" fo:font-style="normal" fo:font-weight="bold" style:letter-kerning="true" style:font-name-asian="01" style:font-size-asian="10pt" style:font-style-asian="normal" style:font-weight-asian="bold" style:font-name-complex="01"/>
    </style:style>
    <style:style style:name="T39" style:family="text">
      <style:text-properties fo:color="#000000" fo:font-size="10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40" style:family="text">
      <style:text-properties fo:color="#000000" fo:font-size="10pt" fo:font-style="normal" fo:font-weight="normal" style:letter-kerning="true" style:font-name-asian="01" style:font-size-asian="8pt" style:font-style-asian="normal" style:font-weight-asian="normal" style:font-name-complex="01"/>
    </style:style>
    <style:style style:name="T41" style:family="text">
      <style:text-properties fo:color="#000000" fo:font-size="10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42" style:family="text">
      <style:text-properties fo:color="#000000" fo:font-size="10pt" fo:font-style="normal" fo:font-weight="normal" style:letter-kerning="true" style:font-name-asian="01" style:font-style-asian="normal" style:font-weight-asian="normal" style:font-name-complex="01"/>
    </style:style>
    <style:style style:name="T43" style:family="text">
      <style:text-properties fo:color="#000000" fo:font-size="10pt" fo:font-style="normal" fo:font-weight="normal" officeooo:rsid="0002f576" style:letter-kerning="true" style:font-name-asian="01" style:font-style-asian="normal" style:font-weight-asian="normal" style:font-name-complex="01"/>
    </style:style>
    <style:style style:name="T44" style:family="text">
      <style:text-properties fo:color="#000000" fo:font-size="10pt" fo:font-style="normal" style:letter-kerning="true" style:font-name-asian="01" style:font-size-asian="8pt" style:font-style-asian="normal" style:font-name-complex="01"/>
    </style:style>
    <style:style style:name="T45" style:family="text">
      <style:text-properties fo:color="#000000" fo:font-size="10pt" fo:font-style="normal" officeooo:rsid="0002f576" style:letter-kerning="true" style:font-name-asian="01" style:font-size-asian="8pt" style:font-style-asian="normal" style:font-name-complex="01"/>
    </style:style>
    <style:style style:name="T46" style:family="text">
      <style:text-properties fo:color="#000000" fo:font-size="10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47" style:family="text">
      <style:text-properties fo:color="#000000" fo:font-size="10pt" fo:font-style="italic" fo:font-weight="normal" style:letter-kerning="true" style:font-name-asian="01" style:font-style-asian="italic" style:font-weight-asian="normal" style:font-name-complex="01"/>
    </style:style>
    <style:style style:name="T48" style:family="text">
      <style:text-properties fo:color="#000000" fo:font-size="10pt" fo:font-style="italic" fo:font-weight="bold" style:letter-kerning="true" style:font-name-asian="01" style:font-size-asian="8pt" style:font-style-asian="italic" style:font-weight-asian="bold" style:font-name-complex="01"/>
    </style:style>
    <style:style style:name="T49" style:family="text">
      <style:text-properties fo:color="#000000" fo:font-size="9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50" style:family="text">
      <style:text-properties fo:color="#000000" fo:font-size="9.5pt" fo:font-style="normal" fo:font-weight="bold" style:letter-kerning="true" style:font-name-asian="01" style:font-size-asian="9.5pt" style:font-style-asian="normal" style:font-weight-asian="bold" style:font-name-complex="01"/>
    </style:style>
    <style:style style:name="T51" style:family="text">
      <style:text-properties fo:color="#000000" fo:font-size="9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52" style:family="text">
      <style:text-properties fo:color="#000000" fo:font-size="9.5pt" fo:font-style="italic" fo:font-weight="bold" style:letter-kerning="true" style:font-name-asian="01" style:font-size-asian="9.5pt" style:font-style-asian="italic" style:font-weight-asian="bold" style:font-name-complex="01"/>
    </style:style>
    <style:style style:name="T53" style:family="text">
      <style:text-properties fo:color="#000000" fo:font-size="9.5pt" fo:font-style="italic" fo:font-weight="bold" style:letter-kerning="true" style:font-name-asian="01" style:font-size-asian="5.5pt" style:font-style-asian="italic" style:font-weight-asian="bold" style:font-name-complex="01"/>
    </style:style>
    <style:style style:name="T54" style:family="text">
      <style:text-properties fo:color="#000000" fo:font-size="9pt" fo:font-style="italic" fo:font-weight="bold" style:letter-kerning="true" style:font-name-asian="01" style:font-size-asian="9pt" style:font-style-asian="italic" style:font-weight-asian="bold" style:font-name-complex="01"/>
    </style:style>
    <style:style style:name="T55" style:family="text">
      <style:text-properties fo:color="#000000" fo:font-size="9pt" fo:font-style="normal" fo:font-weight="normal" style:letter-kerning="true" style:font-name-asian="01" style:font-size-asian="9pt" style:font-style-asian="normal" style:font-weight-asian="normal" style:font-name-complex="01"/>
    </style:style>
    <style:style style:name="T56" style:family="text">
      <style:text-properties fo:color="#000000" fo:font-size="9pt" fo:font-style="normal" fo:font-weight="normal" style:letter-kerning="true" style:font-name-asian="01" style:font-size-asian="7pt" style:font-style-asian="normal" style:font-weight-asian="normal" style:font-name-complex="01"/>
    </style:style>
    <style:style style:name="T57" style:family="text">
      <style:text-properties fo:color="#000000" fo:font-size="9pt" fo:font-style="normal" fo:font-weight="bold" style:letter-kerning="true" style:font-name-asian="01" style:font-size-asian="9pt" style:font-style-asian="normal" style:font-weight-asian="bold" style:font-name-complex="01"/>
    </style:style>
    <style:style style:name="T58" style:family="text">
      <style:text-properties fo:color="#000000" fo:font-size="9pt" fo:font-style="normal" fo:font-weight="bold" style:letter-kerning="true" style:font-name-asian="01" style:font-size-asian="7pt" style:font-style-asian="normal" style:font-weight-asian="bold" style:font-name-complex="01"/>
    </style:style>
    <style:style style:name="T59" style:family="text">
      <style:text-properties fo:color="#000000" fo:font-size="9pt" fo:font-style="normal" style:letter-kerning="true" style:font-name-asian="01" style:font-size-asian="7pt" style:font-style-asian="normal" style:font-name-complex="01"/>
    </style:style>
    <style:style style:name="T60" style:family="text">
      <style:text-properties fo:color="#000000" fo:font-size="8pt" fo:font-style="italic" fo:font-weight="bold" style:letter-kerning="true" style:font-name-asian="01" style:font-size-asian="8pt" style:font-style-asian="italic" style:font-weight-asian="bold" style:font-name-complex="01"/>
    </style:style>
    <style:style style:name="T61" style:family="text">
      <style:text-properties fo:color="#000000" fo:font-size="8pt" fo:font-style="italic" fo:font-weight="normal" style:letter-kerning="true" style:font-name-asian="01" style:font-size-asian="8pt" style:font-style-asian="italic" style:font-weight-asian="normal" style:font-name-complex="01"/>
    </style:style>
    <style:style style:name="T62" style:family="text">
      <style:text-properties fo:color="#000000" fo:font-size="8pt" fo:font-style="normal" fo:font-weight="normal" style:letter-kerning="true" style:font-name-asian="01" style:font-size-asian="8pt" style:font-style-asian="normal" style:font-weight-asian="normal" style:font-name-complex="01"/>
    </style:style>
    <style:style style:name="T63" style:family="text">
      <style:text-properties fo:color="#000000" fo:font-size="8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64" style:family="text">
      <style:text-properties fo:color="#000000" fo:font-size="8pt" fo:font-style="normal" style:letter-kerning="true" style:font-name-asian="01" style:font-size-asian="8pt" style:font-style-asian="normal" style:font-name-complex="01"/>
    </style:style>
    <style:style style:name="T65" style:family="text">
      <style:text-properties fo:color="#000000" fo:font-size="8pt" fo:font-style="normal" officeooo:rsid="0002f576" style:letter-kerning="true" style:font-name-asian="01" style:font-size-asian="8pt" style:font-style-asian="normal" style:font-name-complex="01"/>
    </style:style>
    <style:style style:name="T66" style:family="text">
      <style:text-properties fo:color="#000000" fo:font-size="5.5pt" fo:font-style="italic" fo:font-weight="bold" style:letter-kerning="true" style:font-name-asian="01" style:font-size-asian="5.5pt" style:font-style-asian="italic" style:font-weight-asian="bold" style:font-name-complex="01"/>
    </style:style>
    <style:style style:name="T67" style:family="text">
      <style:text-properties fo:color="#000000" fo:font-size="8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68" style:family="text">
      <style:text-properties fo:color="#000000" fo:font-size="8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69" style:family="text">
      <style:text-properties fo:color="#000000" fo:font-size="7pt" fo:font-style="normal" fo:font-weight="bold" style:letter-kerning="true" style:font-name-asian="01" style:font-size-asian="7pt" style:font-style-asian="normal" style:font-weight-asian="bold" style:font-name-complex="01"/>
    </style:style>
    <style:style style:name="T70" style:family="text">
      <style:text-properties fo:color="#000000" fo:font-size="7pt" fo:font-style="normal" fo:font-weight="normal" style:letter-kerning="true" style:font-name-asian="01" style:font-size-asian="7pt" style:font-style-asian="normal" style:font-weight-asian="normal" style:font-name-complex="01"/>
    </style:style>
    <style:style style:name="T71" style:family="text">
      <style:text-properties fo:color="#000000" fo:font-size="7pt" fo:font-style="normal" style:letter-kerning="true" style:font-name-asian="01" style:font-size-asian="7pt" style:font-style-asian="normal" style:font-name-complex="01"/>
    </style:style>
    <style:style style:name="T72" style:family="text">
      <style:text-properties fo:color="#000000" fo:font-size="10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73" style:family="text">
      <style:text-properties fo:color="#000000" fo:font-size="10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74" style:family="text">
      <style:text-properties fo:color="#000000" fo:font-size="10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75" style:family="text">
      <style:text-properties fo:color="#000000" fo:font-style="normal" fo:font-weight="bold" style:letter-kerning="true" style:font-name-asian="01" style:font-size-asian="12.5pt" style:font-style-asian="normal" style:font-weight-asian="bold" style:font-name-complex="01"/>
    </style:style>
    <style:style style:name="T76" style:family="text">
      <style:text-properties fo:color="#000000" fo:font-style="normal" fo:font-weight="bold" style:letter-kerning="true" style:font-name-asian="01" style:font-size-asian="13.5pt" style:font-style-asian="normal" style:font-weight-asian="bold" style:font-name-complex="01"/>
    </style:style>
    <style:style style:name="T77" style:family="text">
      <style:text-properties fo:color="#000000" fo:font-style="normal" fo:font-weight="bold" style:letter-kerning="true" style:font-name-asian="01" style:font-style-asian="normal" style:font-weight-asian="bold" style:font-name-complex="01"/>
    </style:style>
    <style:style style:name="T78" style:family="text">
      <style:text-properties fo:color="#000000" fo:font-style="normal" fo:font-weight="bold" style:letter-kerning="true" style:font-name-asian="01" style:font-size-asian="9.5pt" style:font-style-asian="normal" style:font-weight-asian="bold" style:font-name-complex="01"/>
    </style:style>
    <style:style style:name="T79" style:family="text">
      <style:text-properties fo:color="#000000" fo:font-style="normal" fo:font-weight="bold" style:letter-kerning="true" style:font-name-asian="01" style:font-size-asian="9pt" style:font-style-asian="normal" style:font-weight-asian="bold" style:font-name-complex="01"/>
    </style:style>
    <style:style style:name="T80" style:family="text">
      <style:text-properties fo:color="#000000" fo:font-style="normal" fo:font-weight="bold" style:letter-kerning="true" style:font-name-asian="01" style:font-size-asian="10pt" style:font-style-asian="normal" style:font-weight-asian="bold" style:font-name-complex="01"/>
    </style:style>
    <style:style style:name="T81" style:family="text">
      <style:text-properties fo:color="#000000" fo:font-style="normal" fo:font-weight="bold" style:letter-kerning="true" style:font-name-asian="01" style:font-size-asian="7pt" style:font-style-asian="normal" style:font-weight-asian="bold" style:font-name-complex="01"/>
    </style:style>
    <style:style style:name="T82" style:family="text">
      <style:text-properties fo:color="#000000" fo:font-style="normal" fo:font-weight="normal" style:letter-kerning="true" style:font-name-asian="01" style:font-size-asian="9.5pt" style:font-style-asian="normal" style:font-weight-asian="normal" style:font-name-complex="01"/>
    </style:style>
    <style:style style:name="T83" style:family="text">
      <style:text-properties fo:color="#000000" fo:font-style="normal" fo:font-weight="normal" style:letter-kerning="true" style:font-name-asian="01" style:font-size-asian="10pt" style:font-style-asian="normal" style:font-weight-asian="normal" style:font-name-complex="01"/>
    </style:style>
    <style:style style:name="T84" style:family="text">
      <style:text-properties fo:color="#000000" fo:font-style="normal" fo:font-weight="normal" style:letter-kerning="true" style:font-name-asian="01" style:font-size-asian="9pt" style:font-style-asian="normal" style:font-weight-asian="normal" style:font-name-complex="01"/>
    </style:style>
    <style:style style:name="T85" style:family="text">
      <style:text-properties fo:color="#000000" fo:font-style="normal" fo:font-weight="normal" style:letter-kerning="true" style:font-name-asian="01" style:font-size-asian="8pt" style:font-style-asian="normal" style:font-weight-asian="normal" style:font-name-complex="01"/>
    </style:style>
    <style:style style:name="T86" style:family="text">
      <style:text-properties fo:color="#000000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87" style:family="text">
      <style:text-properties fo:color="#000000" fo:font-style="normal" fo:font-weight="normal" style:letter-kerning="true" style:font-name-asian="01" style:font-style-asian="normal" style:font-weight-asian="normal" style:font-name-complex="01"/>
    </style:style>
    <style:style style:name="T88" style:family="text">
      <style:text-properties fo:color="#000000" fo:font-style="normal" fo:font-weight="normal" officeooo:rsid="0002f576" style:letter-kerning="true" style:font-name-asian="01" style:font-style-asian="normal" style:font-weight-asian="normal" style:font-name-complex="01"/>
    </style:style>
    <style:style style:name="T89" style:family="text">
      <style:text-properties fo:color="#000000" fo:font-style="normal" fo:font-weight="normal" style:letter-kerning="true" style:font-name-asian="01" style:font-size-asian="8.5pt" style:font-style-asian="normal" style:font-weight-asian="normal" style:font-name-complex="01"/>
    </style:style>
    <style:style style:name="T90" style:family="text">
      <style:text-properties fo:color="#000000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91" style:family="text">
      <style:text-properties fo:color="#000000" fo:font-style="normal" fo:font-weight="normal" style:letter-kerning="true" style:font-name-asian="01" style:font-size-asian="7pt" style:font-style-asian="normal" style:font-weight-asian="normal" style:font-name-complex="01"/>
    </style:style>
    <style:style style:name="T92" style:family="text">
      <style:text-properties fo:color="#000000" fo:font-style="normal" style:letter-kerning="true" style:font-name-asian="01" style:font-size-asian="8pt" style:font-style-asian="normal" style:font-name-complex="01"/>
    </style:style>
    <style:style style:name="T93" style:family="text">
      <style:text-properties fo:color="#000000" fo:font-style="normal" officeooo:rsid="0002f576" style:letter-kerning="true" style:font-name-asian="01" style:font-size-asian="8pt" style:font-style-asian="normal" style:font-name-complex="01"/>
    </style:style>
    <style:style style:name="T94" style:family="text">
      <style:text-properties fo:color="#000000" fo:font-style="normal" style:letter-kerning="true" style:font-name-asian="01" style:font-size-asian="7pt" style:font-style-asian="normal" style:font-name-complex="01"/>
    </style:style>
    <style:style style:name="T95" style:family="text">
      <style:text-properties fo:color="#000000" fo:font-size="14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96" style:family="text">
      <style:text-properties fo:color="#000000" fo:font-size="14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97" style:family="text">
      <style:text-properties fo:color="#000000" fo:font-size="14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98" style:family="text">
      <style:text-properties fo:color="#000000" fo:font-size="14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99" style:family="text">
      <style:text-properties fo:color="#000000" fo:font-size="15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100" style:family="text">
      <style:text-properties fo:color="#000000" fo:font-size="15.5pt" fo:font-style="normal" fo:font-weight="bold" style:letter-kerning="true" style:font-name-asian="01" style:font-size-asian="9.5pt" style:font-style-asian="normal" style:font-weight-asian="bold" style:font-name-complex="01"/>
    </style:style>
    <style:style style:name="T101" style:family="text">
      <style:text-properties fo:color="#000000" fo:font-size="15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102" style:family="text">
      <style:text-properties fo:color="#000000" fo:font-size="15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103" style:family="text">
      <style:text-properties fo:color="#000000" fo:font-size="15.5pt" fo:font-style="italic" fo:font-weight="bold" style:letter-kerning="true" style:font-name-asian="01" style:font-size-asian="9.5pt" style:font-style-asian="italic" style:font-weight-asian="bold" style:font-name-complex="01"/>
    </style:style>
    <style:style style:name="T104" style:family="text">
      <style:text-properties fo:color="#000000" fo:font-size="15.5pt" fo:font-style="italic" fo:font-weight="bold" style:letter-kerning="true" style:font-name-asian="01" style:font-size-asian="5.5pt" style:font-style-asian="italic" style:font-weight-asian="bold" style:font-name-complex="01"/>
    </style:style>
    <style:style style:name="T105" style:family="text">
      <style:text-properties fo:color="#000000" fo:font-style="italic" fo:font-weight="bold" style:letter-kerning="true" style:font-name-asian="01" style:font-size-asian="9pt" style:font-style-asian="italic" style:font-weight-asian="bold" style:font-name-complex="01"/>
    </style:style>
    <style:style style:name="T106" style:family="text">
      <style:text-properties fo:color="#000000" fo:font-style="italic" fo:font-weight="bold" style:letter-kerning="true" style:font-name-asian="01" style:font-size-asian="8pt" style:font-style-asian="italic" style:font-weight-asian="bold" style:font-name-complex="01"/>
    </style:style>
    <style:style style:name="T107" style:family="text">
      <style:text-properties fo:color="#000000" fo:font-style="italic" fo:font-weight="bold" style:letter-kerning="true" style:font-name-asian="01" style:font-size-asian="9.5pt" style:font-style-asian="italic" style:font-weight-asian="bold" style:font-name-complex="01"/>
    </style:style>
    <style:style style:name="T108" style:family="text">
      <style:text-properties fo:color="#000000" fo:font-style="italic" fo:font-weight="bold" style:letter-kerning="true" style:font-name-asian="01" style:font-size-asian="5.5pt" style:font-style-asian="italic" style:font-weight-asian="bold" style:font-name-complex="01"/>
    </style:style>
    <style:style style:name="T109" style:family="text">
      <style:text-properties fo:color="#000000" fo:font-style="italic" fo:font-weight="normal" style:letter-kerning="true" style:font-name-asian="01" style:font-size-asian="9.5pt" style:font-style-asian="italic" style:font-weight-asian="normal" style:font-name-complex="01"/>
    </style:style>
    <style:style style:name="T110" style:family="text">
      <style:text-properties fo:color="#000000" fo:font-style="italic" fo:font-weight="normal" style:letter-kerning="true" style:font-name-asian="01" style:font-size-asian="10pt" style:font-style-asian="italic" style:font-weight-asian="normal" style:font-name-complex="01"/>
    </style:style>
    <style:style style:name="T111" style:family="text">
      <style:text-properties fo:color="#000000" fo:font-style="italic" fo:font-weight="normal" style:letter-kerning="true" style:font-name-asian="01" style:font-size-asian="8.5pt" style:font-style-asian="italic" style:font-weight-asian="normal" style:font-name-complex="01"/>
    </style:style>
    <style:style style:name="T112" style:family="text">
      <style:text-properties fo:color="#000000" fo:font-style="italic" fo:font-weight="normal" style:letter-kerning="true" style:font-name-asian="01" style:font-style-asian="italic" style:font-weight-asian="normal" style:font-name-complex="01"/>
    </style:style>
    <style:style style:name="T113" style:family="text">
      <style:text-properties fo:color="#000000" fo:font-size="11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114" style:family="text">
      <style:text-properties fo:color="#000000" fo:font-size="11.5pt" fo:font-style="normal" fo:font-weight="bold" style:letter-kerning="true" style:font-name-asian="01" style:font-size-asian="9.5pt" style:font-style-asian="normal" style:font-weight-asian="bold" style:font-name-complex="01"/>
    </style:style>
    <style:style style:name="T115" style:family="text">
      <style:text-properties fo:color="#000000" fo:font-size="11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116" style:family="text">
      <style:text-properties fo:color="#000000" fo:font-size="11.5pt" fo:font-style="italic" fo:font-weight="bold" style:letter-kerning="true" style:font-name-asian="01" style:font-size-asian="9.5pt" style:font-style-asian="italic" style:font-weight-asian="bold" style:font-name-complex="01"/>
    </style:style>
    <style:style style:name="T117" style:family="text">
      <style:text-properties fo:color="#000000" fo:font-size="11.5pt" fo:font-style="italic" fo:font-weight="bold" style:letter-kerning="true" style:font-name-asian="01" style:font-size-asian="5.5pt" style:font-style-asian="italic" style:font-weight-asian="bold" style:font-name-complex="01"/>
    </style:style>
    <style:style style:name="T118" style:family="text">
      <style:text-properties fo:color="#000000" fo:font-size="12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119" style:family="text">
      <style:text-properties fo:color="#000000" fo:font-size="12pt" fo:font-style="normal" fo:font-weight="normal" style:letter-kerning="true" style:font-name-asian="01" style:font-size-asian="8pt" style:font-style-asian="normal" style:font-weight-asian="normal" style:font-name-complex="01"/>
    </style:style>
    <style:style style:name="T120" style:family="text">
      <style:text-properties fo:color="#000000" fo:font-size="12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121" style:family="text">
      <style:text-properties fo:color="#000000" fo:font-size="12pt" fo:font-style="normal" fo:font-weight="normal" style:letter-kerning="true" style:font-name-asian="01" style:font-style-asian="normal" style:font-weight-asian="normal" style:font-name-complex="01"/>
    </style:style>
    <style:style style:name="T122" style:family="text">
      <style:text-properties fo:color="#000000" fo:font-size="12pt" fo:font-style="normal" fo:font-weight="normal" officeooo:rsid="0002f576" style:letter-kerning="true" style:font-name-asian="01" style:font-style-asian="normal" style:font-weight-asian="normal" style:font-name-complex="01"/>
    </style:style>
    <style:style style:name="T123" style:family="text">
      <style:text-properties fo:color="#000000" fo:font-size="12pt" fo:font-style="normal" fo:font-weight="bold" style:letter-kerning="true" style:font-name-asian="01" style:font-size-asian="10pt" style:font-style-asian="normal" style:font-weight-asian="bold" style:font-name-complex="01"/>
    </style:style>
    <style:style style:name="T124" style:family="text">
      <style:text-properties fo:color="#000000" fo:font-size="12pt" fo:font-style="normal" style:letter-kerning="true" style:font-name-asian="01" style:font-size-asian="8pt" style:font-style-asian="normal" style:font-name-complex="01"/>
    </style:style>
    <style:style style:name="T125" style:family="text">
      <style:text-properties fo:color="#000000" fo:font-size="12pt" fo:font-style="normal" officeooo:rsid="0002f576" style:letter-kerning="true" style:font-name-asian="01" style:font-size-asian="8pt" style:font-style-asian="normal" style:font-name-complex="01"/>
    </style:style>
    <style:style style:name="T126" style:family="text">
      <style:text-properties fo:color="#000000" fo:font-size="12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127" style:family="text">
      <style:text-properties fo:color="#000000" fo:font-size="12pt" fo:font-style="italic" fo:font-weight="normal" style:letter-kerning="true" style:font-name-asian="01" style:font-style-asian="italic" style:font-weight-asian="normal" style:font-name-complex="01"/>
    </style:style>
    <style:style style:name="T128" style:family="text">
      <style:text-properties fo:color="#000000" fo:font-size="12pt" fo:font-style="italic" fo:font-weight="bold" style:letter-kerning="true" style:font-name-asian="01" style:font-size-asian="8pt" style:font-style-asian="italic" style:font-weight-asian="bold" style:font-name-complex="01"/>
    </style:style>
    <style:style style:name="T129" style:family="text">
      <style:text-properties fo:color="#000000" fo:font-size="11pt" fo:font-style="italic" fo:font-weight="bold" style:letter-kerning="true" style:font-name-asian="01" style:font-size-asian="9pt" style:font-style-asian="italic" style:font-weight-asian="bold" style:font-name-complex="01"/>
    </style:style>
    <style:style style:name="T130" style:family="text">
      <style:text-properties fo:color="#000000" fo:font-size="11pt" fo:font-style="normal" fo:font-weight="normal" style:letter-kerning="true" style:font-name-asian="01" style:font-size-asian="9pt" style:font-style-asian="normal" style:font-weight-asian="normal" style:font-name-complex="01"/>
    </style:style>
    <style:style style:name="T131" style:family="text">
      <style:text-properties fo:color="#000000" fo:font-size="11pt" fo:font-style="normal" fo:font-weight="normal" style:letter-kerning="true" style:font-name-asian="01" style:font-size-asian="7pt" style:font-style-asian="normal" style:font-weight-asian="normal" style:font-name-complex="01"/>
    </style:style>
    <style:style style:name="T132" style:family="text">
      <style:text-properties fo:color="#000000" fo:font-size="11pt" fo:font-style="normal" fo:font-weight="bold" style:letter-kerning="true" style:font-name-asian="01" style:font-size-asian="9pt" style:font-style-asian="normal" style:font-weight-asian="bold" style:font-name-complex="01"/>
    </style:style>
    <style:style style:name="T133" style:family="text">
      <style:text-properties fo:color="#000000" fo:font-size="11pt" fo:font-style="normal" fo:font-weight="bold" style:letter-kerning="true" style:font-name-asian="01" style:font-size-asian="7pt" style:font-style-asian="normal" style:font-weight-asian="bold" style:font-name-complex="01"/>
    </style:style>
    <style:style style:name="T134" style:family="text">
      <style:text-properties fo:color="#000000" fo:font-size="11pt" fo:font-style="normal" style:letter-kerning="true" style:font-name-asian="01" style:font-size-asian="7pt" style:font-style-asian="normal" style:font-name-complex="01"/>
    </style:style>
    <style:style style:name="T135" style:family="text">
      <style:text-properties fo:color="#000000" fo:font-size="7.5pt" fo:font-style="italic" fo:font-weight="bold" style:letter-kerning="true" style:font-name-asian="01" style:font-size-asian="5.5pt" style:font-style-asian="italic" style:font-weight-asian="bold" style:font-name-complex="01"/>
    </style:style>
    <style:style style:name="T136" style:family="text">
      <style:text-properties fo:color="#000000" fo:font-size="16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137" style:family="text">
      <style:text-properties fo:color="#000000" fo:font-size="16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138" style:family="text">
      <style:text-properties fo:color="#000000" fo:font-size="16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139" style:family="text">
      <style:text-properties fo:color="#000000" fo:font-size="16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140" style:family="text">
      <style:text-properties fo:color="#000000" fo:font-size="17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141" style:family="text">
      <style:text-properties fo:color="#000000" fo:font-size="17.5pt" fo:font-style="normal" fo:font-weight="bold" style:letter-kerning="true" style:font-name-asian="01" style:font-size-asian="9.5pt" style:font-style-asian="normal" style:font-weight-asian="bold" style:font-name-complex="01"/>
    </style:style>
    <style:style style:name="T142" style:family="text">
      <style:text-properties fo:color="#000000" fo:font-size="17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143" style:family="text">
      <style:text-properties fo:color="#000000" fo:font-size="17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144" style:family="text">
      <style:text-properties fo:color="#000000" fo:font-size="17.5pt" fo:font-style="italic" fo:font-weight="bold" style:letter-kerning="true" style:font-name-asian="01" style:font-size-asian="9.5pt" style:font-style-asian="italic" style:font-weight-asian="bold" style:font-name-complex="01"/>
    </style:style>
    <style:style style:name="T145" style:family="text">
      <style:text-properties fo:color="#000000" fo:font-size="14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146" style:family="text">
      <style:text-properties fo:color="#000000" fo:font-size="14pt" fo:font-style="normal" fo:font-weight="normal" style:letter-kerning="true" style:font-name-asian="01" style:font-size-asian="8pt" style:font-style-asian="normal" style:font-weight-asian="normal" style:font-name-complex="01"/>
    </style:style>
    <style:style style:name="T147" style:family="text">
      <style:text-properties fo:color="#000000" fo:font-size="14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148" style:family="text">
      <style:text-properties fo:color="#000000" fo:font-size="14pt" fo:font-style="normal" fo:font-weight="normal" style:letter-kerning="true" style:font-name-asian="01" style:font-style-asian="normal" style:font-weight-asian="normal" style:font-name-complex="01"/>
    </style:style>
    <style:style style:name="T149" style:family="text">
      <style:text-properties fo:color="#000000" fo:font-size="14pt" fo:font-style="normal" fo:font-weight="normal" officeooo:rsid="0002f576" style:letter-kerning="true" style:font-name-asian="01" style:font-style-asian="normal" style:font-weight-asian="normal" style:font-name-complex="01"/>
    </style:style>
    <style:style style:name="T150" style:family="text">
      <style:text-properties fo:color="#000000" fo:font-size="14pt" fo:font-style="normal" fo:font-weight="bold" style:letter-kerning="true" style:font-name-asian="01" style:font-size-asian="10pt" style:font-style-asian="normal" style:font-weight-asian="bold" style:font-name-complex="01"/>
    </style:style>
    <style:style style:name="T151" style:family="text">
      <style:text-properties fo:color="#000000" fo:font-size="14pt" fo:font-style="normal" style:letter-kerning="true" style:font-name-asian="01" style:font-size-asian="8pt" style:font-style-asian="normal" style:font-name-complex="01"/>
    </style:style>
    <style:style style:name="T152" style:family="text">
      <style:text-properties fo:color="#000000" fo:font-size="14pt" fo:font-style="normal" officeooo:rsid="0002f576" style:letter-kerning="true" style:font-name-asian="01" style:font-size-asian="8pt" style:font-style-asian="normal" style:font-name-complex="01"/>
    </style:style>
    <style:style style:name="T153" style:family="text">
      <style:text-properties fo:color="#000000" fo:font-size="14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154" style:family="text">
      <style:text-properties fo:color="#000000" fo:font-size="14pt" fo:font-style="italic" fo:font-weight="normal" style:letter-kerning="true" style:font-name-asian="01" style:font-style-asian="italic" style:font-weight-asian="normal" style:font-name-complex="01"/>
    </style:style>
    <style:style style:name="T155" style:family="text">
      <style:text-properties fo:color="#000000" fo:font-size="14pt" fo:font-style="italic" fo:font-weight="bold" style:letter-kerning="true" style:font-name-asian="01" style:font-size-asian="8pt" style:font-style-asian="italic" style:font-weight-asian="bold" style:font-name-complex="01"/>
    </style:style>
    <style:style style:name="T156" style:family="text">
      <style:text-properties fo:color="#000000" fo:font-size="13pt" fo:font-style="italic" fo:font-weight="bold" style:letter-kerning="true" style:font-name-asian="01" style:font-size-asian="9pt" style:font-style-asian="italic" style:font-weight-asian="bold" style:font-name-complex="01"/>
    </style:style>
    <style:style style:name="T157" style:family="text">
      <style:text-properties fo:color="#000000" fo:font-size="13pt" fo:font-style="normal" fo:font-weight="normal" style:letter-kerning="true" style:font-name-asian="01" style:font-size-asian="9pt" style:font-style-asian="normal" style:font-weight-asian="normal" style:font-name-complex="01"/>
    </style:style>
    <style:style style:name="T158" style:family="text">
      <style:text-properties fo:color="#000000" fo:font-size="13pt" fo:font-style="normal" fo:font-weight="normal" style:letter-kerning="true" style:font-name-asian="01" style:font-size-asian="7pt" style:font-style-asian="normal" style:font-weight-asian="normal" style:font-name-complex="01"/>
    </style:style>
    <style:style style:name="T159" style:family="text">
      <style:text-properties fo:color="#000000" fo:font-size="13pt" fo:font-style="normal" fo:font-weight="bold" style:letter-kerning="true" style:font-name-asian="01" style:font-size-asian="9pt" style:font-style-asian="normal" style:font-weight-asian="bold" style:font-name-complex="01"/>
    </style:style>
    <style:style style:name="T160" style:family="text">
      <style:text-properties fo:color="#000000" fo:font-size="13pt" fo:font-style="normal" fo:font-weight="bold" style:letter-kerning="true" style:font-name-asian="01" style:font-size-asian="7pt" style:font-style-asian="normal" style:font-weight-asian="bold" style:font-name-complex="01"/>
    </style:style>
    <style:style style:name="T161" style:family="text">
      <style:text-properties fo:color="#000000" fo:font-size="13pt" fo:font-style="normal" style:letter-kerning="true" style:font-name-asian="01" style:font-size-asian="7pt" style:font-style-asian="normal" style:font-name-complex="01"/>
    </style:style>
    <style:style style:name="T162" style:family="text">
      <style:text-properties fo:color="#000000" fo:font-size="18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163" style:family="text">
      <style:text-properties fo:color="#000000" fo:font-size="18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164" style:family="text">
      <style:text-properties fo:color="#000000" fo:font-size="18.5pt" fo:font-style="normal" fo:font-weight="normal" style:letter-kerning="true" style:font-name-asian="01" style:font-size-asian="8.5pt" style:font-style-asian="normal" style:font-weight-asian="normal" style:font-name-complex="01"/>
    </style:style>
    <style:style style:name="T165" style:family="text">
      <style:text-properties fo:color="#000000" fo:font-size="18.5pt" fo:font-style="italic" fo:font-weight="normal" style:letter-kerning="true" style:font-name-asian="01" style:font-size-asian="8.5pt" style:font-style-asian="italic" style:font-weight-asian="normal" style:font-name-complex="01"/>
    </style:style>
    <style:style style:name="T166" style:family="text">
      <style:text-properties fo:color="#000000" fo:font-size="19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167" style:family="text">
      <style:text-properties fo:color="#000000" fo:font-size="19.5pt" fo:font-style="normal" fo:font-weight="bold" style:letter-kerning="true" style:font-name-asian="01" style:font-size-asian="9.5pt" style:font-style-asian="normal" style:font-weight-asian="bold" style:font-name-complex="01"/>
    </style:style>
    <style:style style:name="T168" style:family="text">
      <style:text-properties fo:color="#000000" fo:font-size="19.5pt" fo:font-style="normal" fo:font-weight="normal" style:letter-kerning="true" style:font-name-asian="01" style:font-size-asian="9.5pt" style:font-style-asian="normal" style:font-weight-asian="normal" style:font-name-complex="01"/>
    </style:style>
    <style:style style:name="T169" style:family="text">
      <style:text-properties fo:color="#000000" fo:font-size="19.5pt" fo:font-style="italic" fo:font-weight="normal" style:letter-kerning="true" style:font-name-asian="01" style:font-size-asian="9.5pt" style:font-style-asian="italic" style:font-weight-asian="normal" style:font-name-complex="01"/>
    </style:style>
    <style:style style:name="T170" style:family="text">
      <style:text-properties fo:color="#000000" fo:font-size="19.5pt" fo:font-style="italic" fo:font-weight="bold" style:letter-kerning="true" style:font-name-asian="01" style:font-size-asian="9.5pt" style:font-style-asian="italic" style:font-weight-asian="bold" style:font-name-complex="01"/>
    </style:style>
    <style:style style:name="T171" style:family="text">
      <style:text-properties fo:color="#000000" fo:font-size="16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172" style:family="text">
      <style:text-properties fo:color="#000000" fo:font-size="16pt" fo:font-style="normal" fo:font-weight="normal" style:letter-kerning="true" style:font-name-asian="01" style:font-size-asian="8pt" style:font-style-asian="normal" style:font-weight-asian="normal" style:font-name-complex="01"/>
    </style:style>
    <style:style style:name="T173" style:family="text">
      <style:text-properties fo:color="#000000" fo:font-size="16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174" style:family="text">
      <style:text-properties fo:color="#000000" fo:font-size="16pt" fo:font-style="normal" fo:font-weight="normal" style:letter-kerning="true" style:font-name-asian="01" style:font-style-asian="normal" style:font-weight-asian="normal" style:font-name-complex="01"/>
    </style:style>
    <style:style style:name="T175" style:family="text">
      <style:text-properties fo:color="#000000" fo:font-size="16pt" fo:font-style="normal" fo:font-weight="normal" officeooo:rsid="0002f576" style:letter-kerning="true" style:font-name-asian="01" style:font-style-asian="normal" style:font-weight-asian="normal" style:font-name-complex="01"/>
    </style:style>
    <style:style style:name="T176" style:family="text">
      <style:text-properties fo:color="#000000" fo:font-size="16pt" fo:font-style="normal" fo:font-weight="bold" style:letter-kerning="true" style:font-name-asian="01" style:font-size-asian="10pt" style:font-style-asian="normal" style:font-weight-asian="bold" style:font-name-complex="01"/>
    </style:style>
    <style:style style:name="T177" style:family="text">
      <style:text-properties fo:color="#000000" fo:font-size="16pt" fo:font-style="normal" style:letter-kerning="true" style:font-name-asian="01" style:font-size-asian="8pt" style:font-style-asian="normal" style:font-name-complex="01"/>
    </style:style>
    <style:style style:name="T178" style:family="text">
      <style:text-properties fo:color="#000000" fo:font-size="16pt" fo:font-style="normal" officeooo:rsid="0002f576" style:letter-kerning="true" style:font-name-asian="01" style:font-size-asian="8pt" style:font-style-asian="normal" style:font-name-complex="01"/>
    </style:style>
    <style:style style:name="T179" style:family="text">
      <style:text-properties fo:color="#000000" fo:font-size="16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180" style:family="text">
      <style:text-properties fo:color="#000000" fo:font-size="16pt" fo:font-style="italic" fo:font-weight="normal" style:letter-kerning="true" style:font-name-asian="01" style:font-style-asian="italic" style:font-weight-asian="normal" style:font-name-complex="01"/>
    </style:style>
    <style:style style:name="T181" style:family="text">
      <style:text-properties fo:color="#000000" fo:font-size="16pt" fo:font-style="italic" fo:font-weight="bold" style:letter-kerning="true" style:font-name-asian="01" style:font-size-asian="8pt" style:font-style-asian="italic" style:font-weight-asian="bold" style:font-name-complex="01"/>
    </style:style>
    <style:style style:name="T182" style:family="text">
      <style:text-properties fo:color="#000000" fo:font-size="15pt" fo:font-style="italic" fo:font-weight="bold" style:letter-kerning="true" style:font-name-asian="01" style:font-size-asian="9pt" style:font-style-asian="italic" style:font-weight-asian="bold" style:font-name-complex="01"/>
    </style:style>
    <style:style style:name="T183" style:family="text">
      <style:text-properties fo:color="#000000" fo:font-size="15pt" fo:font-style="normal" fo:font-weight="normal" style:letter-kerning="true" style:font-name-asian="01" style:font-size-asian="9pt" style:font-style-asian="normal" style:font-weight-asian="normal" style:font-name-complex="01"/>
    </style:style>
    <style:style style:name="T184" style:family="text">
      <style:text-properties fo:color="#000000" fo:font-size="15pt" fo:font-style="normal" fo:font-weight="normal" style:letter-kerning="true" style:font-name-asian="01" style:font-size-asian="7pt" style:font-style-asian="normal" style:font-weight-asian="normal" style:font-name-complex="01"/>
    </style:style>
    <style:style style:name="T185" style:family="text">
      <style:text-properties fo:color="#000000" fo:font-size="15pt" fo:font-style="normal" fo:font-weight="bold" style:letter-kerning="true" style:font-name-asian="01" style:font-size-asian="9pt" style:font-style-asian="normal" style:font-weight-asian="bold" style:font-name-complex="01"/>
    </style:style>
    <style:style style:name="T186" style:family="text">
      <style:text-properties fo:color="#000000" fo:font-size="15pt" fo:font-style="normal" fo:font-weight="bold" style:letter-kerning="true" style:font-name-asian="01" style:font-size-asian="7pt" style:font-style-asian="normal" style:font-weight-asian="bold" style:font-name-complex="01"/>
    </style:style>
    <style:style style:name="T187" style:family="text">
      <style:text-properties fo:color="#000000" fo:font-size="15pt" fo:font-style="normal" style:letter-kerning="true" style:font-name-asian="01" style:font-size-asian="7pt" style:font-style-asian="normal" style:font-name-complex="01"/>
    </style:style>
    <style:style style:name="T188" style:family="text">
      <style:text-properties fo:color="#000000" fo:font-size="20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189" style:family="text">
      <style:text-properties fo:color="#000000" fo:font-size="20.5pt" fo:font-style="normal" fo:font-weight="normal" style:letter-kerning="true" style:font-name-asian="01" style:font-size-asian="10.5pt" style:font-style-asian="normal" style:font-weight-asian="normal" style:font-name-complex="01"/>
    </style:style>
    <style:style style:name="T190" style:family="text">
      <style:text-properties fo:color="#000000" fo:font-size="21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191" style:family="text">
      <style:text-properties fo:color="#000000" fo:font-size="18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192" style:family="text">
      <style:text-properties fo:color="#000000" fo:font-size="18pt" fo:font-style="normal" fo:font-weight="normal" style:letter-kerning="true" style:font-name-asian="01" style:font-size-asian="8pt" style:font-style-asian="normal" style:font-weight-asian="normal" style:font-name-complex="01"/>
    </style:style>
    <style:style style:name="T193" style:family="text">
      <style:text-properties fo:color="#000000" fo:font-size="18pt" fo:font-style="normal" fo:font-weight="normal" officeooo:rsid="0002f576" style:letter-kerning="true" style:font-name-asian="01" style:font-size-asian="8pt" style:font-style-asian="normal" style:font-weight-asian="normal" style:font-name-complex="01"/>
    </style:style>
    <style:style style:name="T194" style:family="text">
      <style:text-properties fo:color="#000000" fo:font-size="18pt" fo:font-style="normal" fo:font-weight="normal" style:letter-kerning="true" style:font-name-asian="01" style:font-style-asian="normal" style:font-weight-asian="normal" style:font-name-complex="01"/>
    </style:style>
    <style:style style:name="T195" style:family="text">
      <style:text-properties fo:color="#000000" fo:font-size="18pt" fo:font-style="normal" fo:font-weight="normal" officeooo:rsid="0002f576" style:letter-kerning="true" style:font-name-asian="01" style:font-style-asian="normal" style:font-weight-asian="normal" style:font-name-complex="01"/>
    </style:style>
    <style:style style:name="T196" style:family="text">
      <style:text-properties fo:color="#000000" fo:font-size="18pt" fo:font-style="normal" fo:font-weight="bold" style:letter-kerning="true" style:font-name-asian="01" style:font-size-asian="10pt" style:font-style-asian="normal" style:font-weight-asian="bold" style:font-name-complex="01"/>
    </style:style>
    <style:style style:name="T197" style:family="text">
      <style:text-properties fo:color="#000000" fo:font-size="18pt" fo:font-style="normal" style:letter-kerning="true" style:font-name-asian="01" style:font-size-asian="8pt" style:font-style-asian="normal" style:font-name-complex="01"/>
    </style:style>
    <style:style style:name="T198" style:family="text">
      <style:text-properties fo:color="#000000" fo:font-size="18pt" fo:font-style="normal" officeooo:rsid="0002f576" style:letter-kerning="true" style:font-name-asian="01" style:font-size-asian="8pt" style:font-style-asian="normal" style:font-name-complex="01"/>
    </style:style>
    <style:style style:name="T199" style:family="text">
      <style:text-properties fo:color="#000000" fo:font-size="18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200" style:family="text">
      <style:text-properties fo:color="#000000" fo:font-size="18pt" fo:font-style="italic" fo:font-weight="normal" style:letter-kerning="true" style:font-name-asian="01" style:font-style-asian="italic" style:font-weight-asian="normal" style:font-name-complex="01"/>
    </style:style>
    <style:style style:name="T201" style:family="text">
      <style:text-properties fo:color="#000000" fo:font-size="18pt" fo:font-style="italic" fo:font-weight="bold" style:letter-kerning="true" style:font-name-asian="01" style:font-size-asian="8pt" style:font-style-asian="italic" style:font-weight-asian="bold" style:font-name-complex="01"/>
    </style:style>
    <style:style style:name="T202" style:family="text">
      <style:text-properties fo:color="#000000" fo:font-size="17pt" fo:font-style="italic" fo:font-weight="bold" style:letter-kerning="true" style:font-name-asian="01" style:font-size-asian="9pt" style:font-style-asian="italic" style:font-weight-asian="bold" style:font-name-complex="01"/>
    </style:style>
    <style:style style:name="T203" style:family="text">
      <style:text-properties fo:color="#000000" fo:font-size="17pt" fo:font-style="normal" fo:font-weight="normal" style:letter-kerning="true" style:font-name-asian="01" style:font-size-asian="9pt" style:font-style-asian="normal" style:font-weight-asian="normal" style:font-name-complex="01"/>
    </style:style>
    <style:style style:name="T204" style:family="text">
      <style:text-properties fo:color="#000000" fo:font-size="17pt" fo:font-style="normal" fo:font-weight="normal" style:letter-kerning="true" style:font-name-asian="01" style:font-size-asian="7pt" style:font-style-asian="normal" style:font-weight-asian="normal" style:font-name-complex="01"/>
    </style:style>
    <style:style style:name="T205" style:family="text">
      <style:text-properties fo:color="#000000" fo:font-size="17pt" fo:font-style="normal" fo:font-weight="bold" style:letter-kerning="true" style:font-name-asian="01" style:font-size-asian="9pt" style:font-style-asian="normal" style:font-weight-asian="bold" style:font-name-complex="01"/>
    </style:style>
    <style:style style:name="T206" style:family="text">
      <style:text-properties fo:color="#000000" fo:font-size="17pt" fo:font-style="normal" fo:font-weight="bold" style:letter-kerning="true" style:font-name-asian="01" style:font-size-asian="7pt" style:font-style-asian="normal" style:font-weight-asian="bold" style:font-name-complex="01"/>
    </style:style>
    <style:style style:name="T207" style:family="text">
      <style:text-properties fo:color="#000000" fo:font-size="17pt" fo:font-style="normal" style:letter-kerning="true" style:font-name-asian="01" style:font-size-asian="7pt" style:font-style-asian="normal" style:font-name-complex="01"/>
    </style:style>
    <style:style style:name="T208" style:family="text">
      <style:text-properties fo:color="#000000" fo:font-size="22.5pt" fo:font-style="normal" fo:font-weight="bold" style:letter-kerning="true" style:font-name-asian="01" style:font-size-asian="12.5pt" style:font-style-asian="normal" style:font-weight-asian="bold" style:font-name-complex="01"/>
    </style:style>
    <style:style style:name="T209" style:family="text">
      <style:text-properties fo:color="#000000" fo:font-size="23.5pt" fo:font-style="normal" fo:font-weight="bold" style:letter-kerning="true" style:font-name-asian="01" style:font-size-asian="13.5pt" style:font-style-asian="normal" style:font-weight-asian="bold" style:font-name-complex="01"/>
    </style:style>
    <style:style style:name="T210" style:family="text">
      <style:text-properties fo:color="#000000" fo:font-size="20pt" fo:font-style="normal" fo:font-weight="normal" style:letter-kerning="true" style:font-name-asian="01" style:font-size-asian="10pt" style:font-style-asian="normal" style:font-weight-asian="normal" style:font-name-complex="01"/>
    </style:style>
    <style:style style:name="T211" style:family="text">
      <style:text-properties fo:color="#000000" fo:font-size="20pt" fo:font-style="normal" fo:font-weight="bold" style:letter-kerning="true" style:font-name-asian="01" style:font-size-asian="10pt" style:font-style-asian="normal" style:font-weight-asian="bold" style:font-name-complex="01"/>
    </style:style>
    <style:style style:name="T212" style:family="text">
      <style:text-properties fo:color="#000000" fo:font-size="20pt" fo:font-style="italic" fo:font-weight="normal" style:letter-kerning="true" style:font-name-asian="01" style:font-size-asian="10pt" style:font-style-asian="italic" style:font-weight-asian="normal" style:font-name-complex="01"/>
    </style:style>
    <style:style style:name="T213" style:family="text">
      <style:text-properties fo:color="#000000" fo:font-size="19pt" fo:font-style="italic" fo:font-weight="bold" style:letter-kerning="true" style:font-name-asian="01" style:font-size-asian="9pt" style:font-style-asian="italic" style:font-weight-asian="bold" style:font-name-complex="01"/>
    </style:style>
    <style:style style:name="T214" style:family="text">
      <style:text-properties fo:color="#000000" fo:font-size="19pt" fo:font-style="normal" fo:font-weight="normal" style:letter-kerning="true" style:font-name-asian="01" style:font-size-asian="9pt" style:font-style-asian="normal" style:font-weight-asian="normal" style:font-name-complex="01"/>
    </style:style>
    <style:style style:name="T215" style:family="text">
      <style:text-properties fo:color="#000000" fo:font-size="19pt" fo:font-style="normal" fo:font-weight="bold" style:letter-kerning="true" style:font-name-asian="01" style:font-size-asian="9pt" style:font-style-asian="normal" style:font-weight-asian="bold" style:font-name-complex="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88">Electrical </text:span><text:span text:style-name="T190">resistivity</text:span></text:p>
      <text:p text:style-name="P4"><text:span text:style-name="T77">PRAECEPTOR</text:span></text:p>
      <text:p text:style-name="P5"><text:span text:style-name="T142">Electrical resistivity is a quantity which, in conjunction with the dimensions, determines the particular resistance of a sample. </text:span><text:span text:style-name="T191">In </text:span><text:span text:style-name="T142">general the resistance </text:span><text:span text:style-name="T202">r </text:span><text:span text:style-name="T142">is found to be proportional to the length </text:span><text:span text:style-name="T143">1 </text:span><text:span text:style-name="T142">of a uniform sample of material and inversely proportional to the area of cross section </text:span><text:span text:style-name="T199">A. </text:span><text:span text:style-name="T142">Thus we usually write </text:span><text:span text:style-name="T199">r ccl/A </text:span><text:span text:style-name="T142">and the resistivity </text:span><text:span text:style-name="T181">p </text:span><text:span text:style-name="T142">is introduced </text:span><text:span text:style-name="T191">as </text:span><text:span text:style-name="T142">a constant of proportionality </text:span><text:span text:style-name="T203">so </text:span><text:span text:style-name="T142">that </text:span><text:span text:style-name="T144">r </text:span><text:span text:style-name="T172">= </text:span><text:span text:style-name="T199">pl/A. </text:span><text:span text:style-name="T142">For certain small specimens of conductors the measured resistivity near the absolute zero of temperature is found to be a</text:span></text:p>
      <text:p text:style-name="P5"><text:span text:style-name="T142">function of the specimen size. This phenomenon is met when the wavelength </text:span><text:span text:style-name="T143">h </text:span><text:span text:style-name="T142">associated with the moving electron (defined by </text:span><text:span text:style-name="T199">E </text:span><text:span text:style-name="T172">= </text:span><text:span text:style-name="T199">hc/h, </text:span><text:span text:style-name="T142">where </text:span><text:span text:style-name="T199">E </text:span><text:span text:style-name="T142">is its energy, </text:span><text:span text:style-name="T143">h </text:span><text:span text:style-name="T142">is Plank‘s constant and </text:span><text:span text:style-name="T144">c </text:span><text:span text:style-name="T142">is the speed of light) is comparable with the linear dimensions of the specimen. The units of </text:span><text:span text:style-name="T172">p </text:span><text:span text:style-name="T142">are those appropriate to the function </text:span><text:span text:style-name="T199">rA/l, </text:span><text:span text:style-name="T142">viz. ohm cm or ohm metre. Electrical conductivity </text:span><text:span text:style-name="T37">CT </text:span><text:span text:style-name="T142">is defined to be equal to 1/p and its units are ohm-l cm-1 or ohm-1 m-1. The practice of some writers of referring to such incorrect units as, for example, ‘international ohms per centimetre cube’ </text:span><text:span text:style-name="T191">is </text:span><text:span text:style-name="T142">to be deprecated. Such units and implied definitions are not only meaningless but can mislead the student when interpreting the results of measurements in the laboratory. </text:span></text:p>
      <text:p text:style-name="P5"><text:span text:style-name="T141">Why </text:span><text:span text:style-name="T205">is </text:span><text:span text:style-name="T141">this </text:span><text:span text:style-name="T205">unanswerable?</text:span></text:p>
      <text:p text:style-name="P5"><text:span text:style-name="T199">Advanced level, </text:span><text:span text:style-name="T142">1960</text:span></text:p>
      <text:p text:style-name="P8"><text:span text:style-name="T87"><text:tab/>Explain what is meant by the term ‘work function’ in relation to electron emitters.</text:span></text:p>
      <text:p text:style-name="P5"><text:span text:style-name="T142"><text:tab/>Calculate the work function in electron volts of a metal for which the photo-electric threshold wavelength is </text:span><text:span text:style-name="T191">2 </text:span><text:span text:style-name="T138">x </text:span><text:span text:style-name="T142">10-6 cm.</text:span></text:p>
      <text:p text:style-name="P5"><text:span text:style-name="T142"><text:tab/>The work function of tungsten is </text:span><text:span text:style-name="T196">4.5 </text:span><text:span text:style-name="T186">V, </text:span><text:span text:style-name="T142">whereas that of molybdenum is </text:span><text:span text:style-name="T141">4.2 </text:span><text:span text:style-name="T142">v. Calculate the ratio of the thermionic emission from 1 cm2 of molybdenum at the same temperature, assuming that Richardson’s equation for thermionic emission applies.</text:span></text:p>
      <text:p text:style-name="P5"><text:span text:style-name="T199"><text:tab/>Answer on page </text:span><text:span text:style-name="T203">61</text:span></text:p>
      <text:p text:style-name="P8"><text:span text:style-name="T87"><text:tab/>The resistivity of a body determines its intrinsic resistance between its contacting surfaces, but when practical measurements of resistance are made, there is a danger that the additional resistance existing at the contacts between the specimen</text:span></text:p>
      <text:p text:style-name="P5"><text:span text:style-name="T142">and its leads may give a falsely large value. Thus for the accurate measurement of resistance and hence resistivity, it is necessary to use four leads to the specimen. The </text:span><text:soft-page-break/><text:span text:style-name="T142">two outermost should carry the current and the innermost leads should be potential probes. The measurement of the potential difference between these ‘probes’ by a potentiometric method, involving only infinitesimally small current flow along them when balance is achieved, is not then dependent </text:span><text:span text:style-name="T163">on </text:span><text:span text:style-name="T142">contact resistance, which merely acts to affect the sensitivity of balance.</text:span></text:p>
      <text:p text:style-name="P5"><text:span text:style-name="T142"><text:tab/>For metals the resistivity tends to increase at a moderate rate with increasing temperature and the variation </text:span><text:span text:style-name="T191">is </text:span><text:span text:style-name="T142">often expressed in linear or quadratic form. For alloys the variation is in general somewhat slower. The resistivity of solid materials other than metals and simple alloys which have a metal-like behaviour decreases rapidly as the temperature is raised and in many</text:span></text:p>
      <text:p text:style-name="P5"><text:span text:style-name="T142">cases this variation may be represented by a simple exponential function over wide ranges of temperature. However, the introduction of certain impurities into non-metallic solids can modify </text:span><text:span text:style-name="T139">(a)</text:span><text:span text:style-name="T142">the resistivity, and </text:span><text:span text:style-name="T143">(b)</text:span><text:span text:style-name="T142">the variation of resistivity with temperature. </text:span><text:span text:style-name="T191">In </text:span><text:span text:style-name="T142">some cases the introduction of such impurities can even give rise to some temperature ranges to </text:span><text:span text:style-name="T191">a </text:span><text:span text:style-name="T142">positive temperature coefficient of resistance which would normally be characteristic of a metal.</text:span></text:p>
      <text:p text:style-name="P5"><text:span text:style-name="T142"><text:tab/>Typical values of the </text:span><text:span text:style-name="T191">room </text:span><text:span text:style-name="T142">temperature resistivity of solid materials are given in the following table, together with the class of solid to which they belong.</text:span></text:p>
      <text:p text:style-name="P5"><text:span text:style-name="T172">Material <text:tab/><text:tab/><text:tab/>Resistivity <text:tab/><text:tab/>Type </text:span><text:span text:style-name="T138">of</text:span></text:p>
      <text:p text:style-name="P2"><text:span text:style-name="T87"><text:tab/><text:tab/><text:tab/><text:tab/>(ohm cm) <text:tab/><text:tab/>material</text:span></text:p>
      <text:p text:style-name="P5"><text:span text:style-name="T172">Copper <text:tab/><text:tab/><text:tab/>1.5 </text:span><text:span text:style-name="T173">* 10-6</text:span><text:span text:style-name="T184"> <text:tab/><text:tab/></text:span><text:span text:style-name="T172">Metal</text:span></text:p>
      <text:p text:style-name="P6"><text:span text:style-name="T174">Germanium (doped for <text:tab/></text:span><text:span text:style-name="T175">1</text:span><text:span text:style-name="T174"><text:tab/><text:tab/><text:tab/>Impurity semiconductor</text:span></text:p>
      <text:p text:style-name="P3"><text:span text:style-name="T87"><text:s text:c="3"/>transistor manufacture</text:span></text:p>
      <text:p text:style-name="P6"><text:span text:style-name="T174">Germanium (pure) <text:tab/><text:tab/></text:span><text:span text:style-name="T180">50 <text:tab/><text:tab/><text:tab/></text:span><text:span text:style-name="T174">Intrinsic semiconductor</text:span></text:p>
      <text:p text:style-name="P7"><text:span text:style-name="T177">Quartz <text:tab/><text:tab/><text:tab/>2*</text:span><text:span text:style-name="T178">10+14</text:span><text:span text:style-name="T187"> <text:tab/><text:tab/></text:span><text:span text:style-name="T177">Ionic crystal (insulator</text:span><text:span text:style-name="T178">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 style:font-family-generic="swiss"/>
    <style:font-face style:name="Aharoni" svg:font-family="Aharoni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eed sarkarati</meta:initial-creator>
    <meta:creation-date>2023-04-10T12:46:13.498000000</meta:creation-date>
    <dc:date>2023-04-10T13:40:45.825000000</dc:date>
    <dc:creator>saeed sarkarati</dc:creator>
    <meta:editing-duration>PT33M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22" meta:word-count="612" meta:character-count="3865" meta:non-whitespace-character-count="3235"/>
  </office:meta>
</office:document-meta>
</file>